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4cm" fo:min-width="15cm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3.64cm" fo:min-width="12.23cm"/>
      <style:paragraph-properties style:writing-mode="lr-tb"/>
    </style:style>
    <style:style style:name="gr3" style:family="graphic" style:parent-style-name="standard">
      <style:graphic-properties draw:fill-color="#dde8cb" draw:textarea-horizontal-align="justify" draw:textarea-vertical-align="middle" draw:auto-grow-height="false" fo:min-height="5.25cm" fo:min-width="17.25cm"/>
      <style:paragraph-properties style:writing-mode="lr-tb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4cm" fo:min-width="14.05cm"/>
      <style:paragraph-properties style:writing-mode="lr-tb"/>
    </style:style>
    <style:style style:name="gr7" style:family="graphic" style:parent-style-name="standard">
      <style:graphic-properties draw:fill-color="#ffdbb6" draw:textarea-horizontal-align="justify" draw:textarea-vertical-align="middle" draw:auto-grow-height="false" fo:min-height="3.286cm" fo:min-width="6.699cm"/>
      <style:paragraph-properties style:writing-mode="lr-tb"/>
    </style:style>
    <style:style style:name="gr8" style:family="graphic" style:parent-style-name="standard">
      <style:graphic-properties draw:fill-color="#dde8cb" draw:textarea-horizontal-align="justify" draw:textarea-vertical-align="middle" draw:auto-grow-height="false" fo:min-height="4.5cm" fo:min-width="16.751cm"/>
      <style:paragraph-properties style:writing-mode="lr-tb"/>
    </style:style>
    <style:style style:name="gr9" style:family="graphic" style:parent-style-name="standard">
      <style:graphic-properties draw:fill-color="#e0c2cd" draw:textarea-horizontal-align="justify" draw:textarea-vertical-align="middle" draw:auto-grow-height="false" fo:min-height="3.64cm" fo:min-width="6.699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botto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 style:text-autospace="none"/>
      <style:text-properties fo:color="#000000" loext:opacity="100%" style:font-name="Consolas" fo:font-size="18pt" style:text-underline-style="solid" style:text-underline-width="auto" style:text-underline-color="font-color" style:font-name-asian="Consolas" style:font-size-asian="18pt" style:font-name-complex="Consolas" style:font-size-complex="18pt"/>
    </style:style>
    <style:style style:name="P3" style:family="paragraph">
      <loext:graphic-properties draw:fill-color="#dee6ef"/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 style:text-autospace="none"/>
      <style:text-properties fo:color="#3f5fbf" loext:opacity="100%" style:font-name="Consolas" fo:font-size="18pt" style:font-name-asian="Consolas" style:font-size-asian="18pt" style:font-name-complex="Consolas" style:font-size-complex="18pt"/>
    </style:style>
    <style:style style:name="P5" style:family="paragraph">
      <loext:graphic-properties draw:fill-color="#ffdbb6"/>
      <style:paragraph-properties fo:text-align="center" style:text-autospace="none"/>
      <style:text-properties fo:color="#3f5fbf" loext:opacity="100%" style:font-name="Consolas" fo:font-size="18pt" style:font-name-asian="Consolas" style:font-size-asian="18pt" style:font-name-complex="Consolas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dde8cb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text-autospace="none"/>
      <style:text-properties fo:color="#3f5fbf" loext:opacity="100%" style:font-name="Consolas" fo:font-size="28pt" style:font-name-asian="Consolas" style:font-size-asian="18pt" style:font-name-complex="Consolas" style:font-size-complex="18pt"/>
    </style:style>
    <style:style style:name="P10" style:family="paragraph">
      <loext:graphic-properties draw:fill-color="#e0c2cd"/>
      <style:paragraph-properties fo:text-align="center" style:text-autospace="none"/>
      <style:text-properties fo:color="#3f5fbf" loext:opacity="100%" style:font-name="Consolas" fo:font-size="28pt" style:font-name-asian="Consolas" style:font-size-asian="18pt" style:font-name-complex="Consolas" style:font-size-complex="18pt"/>
    </style:style>
    <style:style style:name="P11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4pt" fo:font-style="normal" fo:text-shadow="none" style:text-underline-style="solid" style:text-underline-width="auto" style:text-underline-color="font-color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f5fbf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f5fbf" loext:opacity="100%" style:text-outline="false" style:text-line-through-style="none" style:text-line-through-type="none" style:font-name="Consolas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5.5cm" svg:height="4.25cm" svg:x="1.25cm" svg:y="1.25cm">
          <text:p text:style-name="P1"><text:span text:style-name="T1">Source XML DOC (es. Hello-world.xml)</text:span></text:p>
          <text:p text:style-name="P1"><text:span text:style-name="T1"/></text:p>
          <text:p text:style-name="P2"><text:span text:style-name="T2">https://www.fugerit.org/data/java/doc/xsd/doc-1-4.xs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8cm" svg:height="5.5cm" draw:transform="skewX (0.0513126800086333) translate (3.5cm 7.25cm)">
          <text:p text:style-name="P4"><text:span text:style-name="T3">Renderer implementing :</text:span></text:p>
          <text:p text:style-name="P4"><text:span text:style-name="T3"/></text:p>
          <text:p text:style-name="P4"><text:span text:style-name="T3">org.fugerit.java.doc.base.config.DocTypeHandler</text:span></text:p>
          <text:p text:style-name="P4"><text:span text:style-name="T3"/></text:p>
          <text:p text:style-name="P4"><text:span text:style-name="T3">For a specific form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7.75cm" svg:height="5.5cm" svg:x="10.5cm" svg:y="14.25cm">
          <text:p text:style-name="P6">Output document (es. hello-world.pdf or hello-world.html)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8.75cm" svg:y1="5.5cm" svg:x2="12.5cm" svg:y2="7.25cm">
          <text:p/>
        </draw:line>
        <draw:line draw:style-name="gr5" draw:text-style-name="P8" draw:layer="layout" svg:x1="12.25cm" svg:y1="12.75cm" svg:x2="20cm" svg:y2="14.25cm">
          <text:p/>
        </draw:line>
      </draw:page>
      <draw:page draw:name="page2" draw:style-name="dp1" draw:master-page-name="Default">
        <draw:custom-shape draw:style-name="gr6" draw:text-style-name="P3" draw:layer="layout" svg:width="14.55cm" svg:height="4.25cm" svg:x="14cm" svg:y="8.75cm">
          <text:p text:style-name="P1"><text:span text:style-name="T1">Source XML DOC (es. Hello-world.xml)</text:span></text:p>
          <text:p text:style-name="P1"><text:span text:style-name="T1"/></text:p>
          <text:p text:style-name="P2"><text:span text:style-name="T2">https://www.fugerit.org/data/java/doc/xsd/doc-1-4.xs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0.179cm" svg:height="5cm" draw:transform="skewX (0.0513126800086333) translate (1.321cm 8.25cm)">
          <text:p text:style-name="P4"><text:span text:style-name="T3">Renderer implementing :</text:span></text:p>
          <text:p text:style-name="P4"><text:span text:style-name="T3"/></text:p>
          <text:p text:style-name="P4"><text:span text:style-name="T3">DocTypeHandler</text:span></text:p>
          <text:p text:style-name="P4"><text:span text:style-name="T3"/></text:p>
          <text:p text:style-name="P4"><text:span text:style-name="T3">For a specific form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7.251cm" svg:height="4.75cm" svg:x="4.25cm" svg:y="14.5cm">
          <text:p text:style-name="P6">Output document (es. hello-world.pdf or hello-world.html)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0.179cm" svg:height="5.5cm" draw:transform="skewX (0.0513126800086333) translate (7.532cm 1.25cm)">
          <text:p text:style-name="P9"><text:span text:style-name="T4">SimpleDocFac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8.5cm" svg:y1="5.75cm" svg:x2="6.5cm" svg:y2="8.25cm">
          <text:p text:style-name="P6"/>
        </draw:line>
        <draw:frame draw:style-name="gr11" draw:text-style-name="P11" draw:layer="layout" svg:width="4.5cm" svg:height="1cm" svg:x="5.25cm" svg:y="6.5cm">
          <draw:text-box>
            <text:p>Apply</text:p>
          </draw:text-box>
        </draw:frame>
        <draw:line draw:style-name="gr12" draw:text-style-name="P8" draw:layer="layout" svg:x1="11.25cm" svg:y1="10.75cm" svg:x2="14cm" svg:y2="10.75cm">
          <text:p/>
        </draw:line>
        <draw:frame draw:style-name="gr13" draw:text-style-name="P11" draw:layer="layout" svg:width="2.25cm" svg:height="1.25cm" svg:x="11.75cm" svg:y="9.5cm">
          <draw:text-box>
            <text:p>On</text:p>
          </draw:text-box>
        </draw:frame>
        <draw:line draw:style-name="gr14" draw:text-style-name="P8" draw:layer="layout" svg:x1="23.75cm" svg:y1="13cm" svg:x2="21.5cm" svg:y2="17.5cm">
          <text:p/>
        </draw:line>
        <draw:frame draw:style-name="gr15" draw:text-style-name="P11" draw:layer="layout" svg:width="4.25cm" svg:height="1.5cm" svg:x="23.5cm" svg:y="15.5cm">
          <draw:text-box>
            <text:p/>
          </draw:text-box>
        </draw:frame>
        <draw:frame draw:style-name="gr13" draw:text-style-name="P11" draw:layer="layout" svg:width="4.25cm" svg:height="1.25cm" svg:x="22.25cm" svg:y="15.5cm">
          <draw:text-box>
            <text:p>Produc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22:00:08.750000000</meta:creation-date>
    <dc:date>2021-02-19T01:31:16.933000000</dc:date>
    <meta:editing-duration>PT2H57M4S</meta:editing-duration>
    <meta:editing-cycles>2</meta:editing-cycles>
    <meta:generator>LibreOffice/7.0.4.2$Windows_X86_64 LibreOffice_project/dcf040e67528d9187c66b2379df5ea4407429775</meta:generator>
    <meta:document-statistic meta:object-count="16"/>
  </office:meta>
</office:document-meta>
</file>